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llo World!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Pagebreak" style:family="paragraph" style:parent-style-name="Standard" style:next-style-name="Text_20_body" style:master-page-name="">
      <style:paragraph-properties style:page-number="auto" fo:break-after="page">
        <style:tab-stops/>
      </style:paragraph-properties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svg:width="6.5in" style:rel-width="100%" fo:min-height="0.0201in"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 loext:rel-width-rel="paragraph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1.2$Linux_X86_64 LibreOffice_project/8399f6259d8c87f40e7255cdb3c9b958f5e08948</meta:generator>
    <dc:date>2026-03-19T12:30:41.691130204</dc:date>
    <dc:creator>Izhar Firdaus</dc:creator>
    <meta:editing-duration>PT2M57S</meta:editing-duration>
    <meta:editing-cycles>1</meta:editing-cycles>
    <meta:document-statistic meta:table-count="0" meta:image-count="0" meta:object-count="0" meta:page-count="1" meta:paragraph-count="2" meta:word-count="3" meta:character-count="14" meta:non-whitespace-character-count="12"/>
  </office:meta>
</office:document-meta>
</file>